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31 20:54   |   <text:a xlink:type="simple" xlink:href="http://palinfo.habago.org/Entry?Command=Information_PrintForum&amp;iPage=4#FORUM37727"><text:span text:style-name="T1">#</text:span></text:a></text:p>
      <text:p text:style-name="P2">卡韓政變 (132)： 第一個應該抓的就是蔡英文 <text:line-break/><text:line-break/>陳真 2019. 07. 31. <text:line-break/><text:line-break/><text:line-break/>為了增加我被警方「逮捕落網」的機會，我願意做賤自己，稱呼蔡英文的名字。我的「犯罪」證據如下： <text:line-break/><text:line-break/>「蔡英文準備花1億237萬6千元修繕官邸。」 <text:line-break/><text:line-break/>這兩天，蔡英文下令緝捕轉發上述訊息的一干人等，就像在抓什麼恐怖份子或江洋大盜那樣，查IP、追臉書、調查 LINE，循線追緝，凡是轉發上述如假包換的真消息者，就會被逮捕歸案，罪名是「散布不實消息」，將依社會秩序維護法第63條第5款規定：散佈謠言，足以影響公共安寧者，可處3日以下拘留或3萬元以下罰鍰。 <text:line-break/><text:line-break/>可是，這則新聞卻散見島內外各大媒體，比方說綠到化膿流汁的自由時報： <text:line-break/><text:line-break/>https://bit.ly/2YGzEcY <text:line-break/><text:line-break/>2015年8月31日斗大標題寫著： <text:line-break/><text:line-break/>「新總統將交接，府編億餘預算修官邸」。 <text:line-break/><text:line-break/>內文寫著： <text:line-break/><text:line-break/>「總統府明年度的預算今被送到立法院，預算書指出，總統府新增1億237萬6千元的預算用於總統府房屋建築及新任總統及副總統的辦公區域等處的養護」。 <text:line-break/><text:line-break/>你隨手查一下，馬上就能找到各家媒體的相關報導。如果這是假新聞，那麼，政府應該去函更正或發表澄清聲明才對，或是下令警方去把自由時報一干人等全部抓起來我也不反對，怎麼是去抓每一個轉發新聞的讀者呢？ <text:line-break/><text:line-break/>民進黨就是這樣，很沒出息，柿子專挑軟的捏，很讓人看不起，只會抓網友，抓老百姓，連75歲的阿嬤只是轉發一下新聞居然也被抓；應該要有出息一點，去抓吳敦義，去抓國民黨許多立委和議員，因為他們都曾公開發表過對於此一新聞的看法，並且還加碼批評蔡英文甚至花了幾千萬元公帑不斷更換座車。 <text:line-break/><text:line-break/>「總統府編列億餘預算修官邸」這則新聞，見諸島內外各媒體。如果這則新聞是假的，如果一定要這樣刻意製造白色恐怖的寒蟬效應，那麼，第一個應該抓的就是蔡英文。因為，當記者問她「對於總統府編列上億經費修繕下屆總統辦公處所與官邸」一事有何看法時，她完全不否認，只回答說「希望樽節開支」，不要有「不必要的豪華度」，「足夠安全就可以了」。 <text:line-break/><text:line-break/>如果「總統府編列億餘預算修官邸」這則新聞是假的，如果一定要這樣刻意製造白色恐怖的寒蟬效應，那麼，第一個應該繩之以法的就是所謂總統府，因為這些資料就出現在總統府網站上的「105年度總統府單位預算案」： <text:line-break/><text:line-break/>https://bit.ly/2YCGPCE <text:line-break/><text:line-break/>但是，蔡英文卻說，官邸修繕只花了993萬。這真是鬼扯蛋。重點怎麼會是妳「目前」花了多少錢？重點是妳有權動用多少經費。 <text:line-break/><text:line-break/>關於「總統府編列億餘預算修官邸」一事之相關討論眾多，三年來早已不可計數，但是三年後選舉到了，為了製造白色恐怖的寒蟬效應，為了堵住人民的嘴巴，為了壓制人民的批評，竟然下令警方四處去抓人，抓那些曾經張貼或轉發這則新聞的人，說他們「散佈謠言」，說他們「影響公共安寧」，並以各種充滿威脅性的聳動措詞，例如「數名嫌犯落網」、「逮捕歸案」、「揪出法辦」、「進一步追查謠言源頭」、「涉嫌重大」等等彷彿重大刑案的字眼來污名化批評者，藉以恐嚇與壓制民眾之批評，使其心生恐懼而噤若寒蟬。 <text:line-break/><text:line-break/>蔡英文甚且進行政治影射，說這是「有心人士刻意操弄」，方便綠媒進一步扣上紅帽子；並且大幅報導說「又來了，又是韓粉在造謠」云云，把韓流和韓國瑜也扯進來。整個政治操弄手段，真是十分卑鄙、齷齪且窩囊。 <text:line-break/><text:line-break/>民進黨是以為台灣的警察閒到整天沒事幹，所以叫他們去查緝臉書、追捕對民進黨不敬的網民嗎？民進黨是以為法院是他家開的嗎？所以動不動就「下令法辦」這個、「下令法辦」那個，把凡是對之不敬或不認同者全當成敵人，以法律做為一種政治打壓工具，企圖使人民噤聲。 <text:line-break/><text:line-break/>「總統府編列億餘預算修官邸」的這件事，只是無數打壓例子之一，透過警方和檢調，不斷欺壓人民，製造恐怖氣氛。同樣的例子還有很多。 <text:line-break/><text:line-break/>比方說，上星期，所謂內政部長徐國勇，竟然要求警方「查緝」某個臉書，說裏頭提到「內政部長徐國勇說：韓國瑜不配當高雄市長」，徐國勇說他不曾這麼說過，因此是「謠言」，要求警方依據社會秩序維護法，針對「散布不實消息」的網友們進行「調查」。 <text:line-break/><text:line-break/>他媽的真是很可恥。這樣的人居然在當什麼內政部長，他是吃飽很閒嗎？整個民進黨每天無時無刻把韓國瑜醜化成智障、抹黑成低能小丑；還有什麼蘇貞昌的，沐猴而冠，更是離譜，居然當什麼行政院長，也是一樣整天吃飽閒閒沒事幹，就只會抹黑韓國瑜，每天罵他無能，百般羞辱之。整個所謂民進黨政府，整天就是忙著抹黑韓國瑜，好像什麼正經事都不用做，整個政府工作內容就只有黑韓似的。 <text:line-break/><text:line-break/>在這樣一種鋪天蓋地的抹黑與醜化下，如果有網友說到「民進黨的誰誰誰說韓國瑜不配當高雄市長」，請問這算什麼「謠言」？需要整個黨政要員動不動就大張旗鼓下令警方追緝嗎？它媽的真是有夠可恥可惡。把一個人醜化抹黑成那樣，難道一定要確實曾經「說出」某個一模一樣的句子，才叫做陳述事實？ <text:line-break/><text:line-break/>如果要說造謠，天底下很難找到比民進黨及其御用媒體與走狗文人們更會造謠的。一個長期靠著謊言與造謠奪權撈錢吃香喝辣貪婪腐敗的政治詐騙犯罪集團，居然用所謂「打假」來打壓全然無辜的民眾，如果這還不叫做人渣，什麼是人渣？ <text:line-break/><text:line-break/>一個執政黨，一個國家之所謂政府，居然低級齷齪到用這樣一種抓語病及顛倒是非黑白的方式來對付人民。一個政府，倘若認為外界對某些事有所誤解，他輕易就能透過整個國家機器來澄清與說明不是嗎？世界上怎麼會有一個這樣齷齪且沒出息的政府及執政黨，其大官小官們，竟然忙著瞎掰、找語病，動用檢警調系統來對付根本無辜的一般民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